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bitmap" draw:fill-image-name="a11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4">
      <style:drawing-page-properties draw:fill="bitmap" draw:fill-image-name="a16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bitmap" draw:fill-image-name="a10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draw:fill="solid" draw:fill-color="#729fcf" draw:opacity="100%" draw:stroke="solid" svg:stroke-width="0.02778in" svg:stroke-color="#3465a4" svg:stroke-opacity="100%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0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bitmap" draw:fill-image-name="a15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5">
      <style:drawing-page-properties draw:fill="bitmap" draw:fill-image-name="a14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93">
      <style:drawing-page-properties draw:fill="bitmap" draw:fill-image-name="a15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bitmap" draw:fill-image-name="a1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2">
      <style:drawing-page-properties draw:fill="bitmap" draw:fill-image-name="a12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8">
      <style:drawing-page-properties draw:fill="bitmap" draw:fill-image-name="a1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1">
      <style:drawing-page-properties draw:fill="bitmap" draw:fill-image-name="a11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6">
      <style:drawing-page-properties draw:fill="bitmap" draw:fill-image-name="a12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6">
      <style:drawing-page-properties draw:fill="bitmap" draw:fill-image-name="a16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4">
      <style:drawing-page-properties draw:fill="bitmap" draw:fill-image-name="a15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1" style:num-suffix=")">
        <style:list-level-properties text:space-before="0in" text:min-label-width="0.25in"/>
        <style:text-properties fo:font-family="Aptos Display" fo:font-size="100%"/>
      </text:list-level-style-number>
      <text:list-level-style-number text:level="2" style:num-format="1" style:num-suffix=")">
        <style:list-level-properties text:space-before="0.75in" text:min-label-width="0.25in"/>
        <style:text-properties fo:font-family="Aptos Display" fo:font-size="100%"/>
      </text:list-level-style-number>
      <text:list-level-style-number text:level="3" style:num-format="1" style:num-suffix=")">
        <style:list-level-properties text:space-before="1.25in" text:min-label-width="0.25in"/>
        <style:text-properties fo:font-family="Aptos Display" fo:font-size="100%"/>
      </text:list-level-style-number>
      <text:list-level-style-number text:level="4" style:num-format="1" style:num-suffix=")">
        <style:list-level-properties text:space-before="1.75in" text:min-label-width="0.25in"/>
        <style:text-properties fo:font-family="Aptos Display" fo:font-size="100%"/>
      </text:list-level-style-number>
      <text:list-level-style-number text:level="5" style:num-format="1" style:num-suffix=")">
        <style:list-level-properties text:space-before="2.25in" text:min-label-width="0.25in"/>
        <style:text-properties fo:font-family="Aptos Display" fo:font-size="100%"/>
      </text:list-level-style-number>
      <text:list-level-style-number text:level="6" style:num-format="1" style:num-suffix=")">
        <style:list-level-properties text:space-before="2.75in" text:min-label-width="0.25in"/>
        <style:text-properties fo:font-family="Aptos Display" fo:font-size="100%"/>
      </text:list-level-style-number>
      <text:list-level-style-number text:level="7" style:num-format="1" style:num-suffix=")">
        <style:list-level-properties text:space-before="3.25in" text:min-label-width="0.25in"/>
        <style:text-properties fo:font-family="Aptos Display" fo:font-size="100%"/>
      </text:list-level-style-number>
      <text:list-level-style-number text:level="8" style:num-format="1" style:num-suffix=")">
        <style:list-level-properties text:space-before="3.75in" text:min-label-width="0.25in"/>
        <style:text-properties fo:font-family="Aptos Display" fo:font-size="100%"/>
      </text:list-level-style-number>
      <text:list-level-style-number text:level="9" style:num-format="1" style:num-suffix=")">
        <style:list-level-properties text:space-before="4.25in" text:min-label-width="0.25in"/>
        <style:text-properties fo:font-family="Aptos Display" fo:font-size="100%"/>
      </text:list-level-style-number>
    </text:list-style>
    <text:list-style style:name="a15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3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087" draw:master-page-name="Master1-Layout7-blank-Vuota" presentation:presentation-page-layout-name="Master1-PPL7" draw:id="Slide-256">
        <draw:frame draw:id="id136" presentation:style-name="a1090" draw:name="Titolo 1" svg:x="2.16535in" svg:y="1.77165in" svg:width="5.43268in" svg:height="1.95394in" presentation:class="title" presentation:placeholder="false">
          <draw:text-box>
            <text:p text:style-name="a1089" text:class-names="" text:cond-style-name=""><text:span text:style-name="a1088" text:class-names="">Paper rewiew</text:span></text:p>
          </draw:text-box>
          <svg:title/>
          <svg:desc/>
        </draw:frame>
        <draw:frame draw:id="id137" presentation:style-name="a1093" draw:name="Sottotitolo 2" svg:x="4.4878in" svg:y="4.05827in" svg:width="5.6689in" svg:height="1.49567in" presentation:class="subtitle" presentation:placeholder="false">
          <draw:text-box>
            <text:p text:style-name="a1092" text:class-names="" text:cond-style-name=""><text:span text:style-name="a1091" text:class-names="">Tree ensemble models for explainable network intrusion detection system.</text:span></text:p>
          </draw:text-box>
          <svg:title/>
          <svg:desc/>
        </draw:frame>
        <presentation:notes draw:style-name="a1099">
          <draw:frame draw:id="id138" draw:style-name="a1096" draw:name="Segnaposto numero diapositiva 6" svg:x="4.67953in" svg:y="11.10827in" svg:width="3.5878in" svg:height="0.58425in">
            <draw:text-box>
              <text:p text:style-name="a1095" text:class-names="" text:cond-style-name=""><text:span text:style-name="a109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9" presentation:style-name="a1097" draw:name="Segnaposto immagine diapositiva 1">
            <svg:title/>
            <svg:desc/>
          </draw:page-thumbnail>
          <draw:frame draw:id="id140" presentation:style-name="a109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101" draw:master-page-name="Master2-Layout2-obj-Titolo-e-contenuto" presentation:presentation-page-layout-name="Master2-PPL2" draw:id="Slide-262">
        <draw:frame draw:id="id141" presentation:style-name="a1104" draw:name="Titolo 1" svg:x="0.55118in" svg:y="0.32953in" svg:width="9.92087in" svg:height="1.38031in" presentation:class="title" presentation:placeholder="false">
          <draw:text-box>
            <text:p text:style-name="a1103" text:class-names="" text:cond-style-name=""><text:span text:style-name="a1102" text:class-names="">Topic addressed</text:span></text:p>
          </draw:text-box>
          <svg:title/>
          <svg:desc/>
        </draw:frame>
        <draw:frame draw:id="id142" presentation:style-name="a1139" draw:name="Segnaposto contenuto 2" svg:x="0.55118in" svg:y="1.93465in" svg:width="9.92087in" svg:height="5.30945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5" text:class-names="">Shap<text:s text:c="1"/></text:span><text:span text:style-name="a1106" text:class-names="">as</text:span><text:span text:style-name="a1107" text:class-names=""><text:s text:c="1"/></text:span><text:span text:style-name="a1108" text:class-names="">explainability</text:span><text:span text:style-name="a1109" text:class-names=""><text:s text:c="1"/>framework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2" text:class-names="">Dataset</text:span><text:span text:style-name="a1113" text:class-names="">s<text:s text:c="1"/></text:span><text:span text:style-name="a1114" text:class-names="">used</text:span><text:span text:style-name="a1115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8" text:class-names="">Datesets</text:span><text:span text:style-name="a1119" text:class-names=""><text:s text:c="1"/></text:span><text:span text:style-name="a1120" text:class-names="">issues</text:span><text:span text:style-name="a1121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4" text:class-names="">Frequent</text:span><text:span text:style-name="a1125" text:class-names=""><text:s text:c="1"/></text:span><text:span text:style-name="a1126" text:class-names="">bad</text:span><text:span text:style-name="a1127" text:class-names=""><text:s text:c="1"/>practices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0" text:class-names="">Zero</text:span><text:span text:style-name="a1131" text:class-names=""><text:s text:c="1"/></text:span><text:span text:style-name="a1132" text:class-names="">day</text:span><text:span text:style-name="a1133" text:class-names=""><text:s text:c="1"/></text:span><text:span text:style-name="a1134" text:class-names="">attack</text:span><text:span text:style-name="a1135" text:class-names="">s</text:span><text:span text:style-name="a1136" text:class-names=""/></text:p>
              </text:list-item>
            </text:list>
          </draw:text-box>
          <svg:title/>
          <svg:desc/>
        </draw:frame>
      </draw:page>
      <draw:page draw:name="page2" draw:style-name="a1141" draw:master-page-name="Master2-Layout7-blank-Vuota" presentation:presentation-page-layout-name="Master2-PPL7" draw:id="Slide-257">
        <draw:frame draw:id="id143" draw:style-name="a1144" draw:name="Segnaposto numero diapositiva 3" svg:x="8.29803in" svg:y="7.93386in" svg:width="2.56811in" svg:height="0.57008in">
          <draw:text-box>
            <text:p text:style-name="a1143" text:class-names="" text:cond-style-name=""><text:span text:style-name="a1142" text:class-names=""><text:page-number style:num-format="1" text:fixed="false"/></text:span></text:p>
          </draw:text-box>
          <svg:title/>
          <svg:desc/>
        </draw:frame>
        <draw:frame draw:id="id144" presentation:style-name="a1147" draw:name="Titolo 1" svg:x="0.55118in" svg:y="0.32953in" svg:width="9.92087in" svg:height="1.38031in" presentation:class="title" presentation:placeholder="false">
          <draw:text-box>
            <text:p text:style-name="a1146" text:class-names="" text:cond-style-name=""><text:span text:style-name="a1145" text:class-names="">SHAP Papers</text:span></text:p>
          </draw:text-box>
          <svg:title/>
          <svg:desc/>
        </draw:frame>
        <draw:frame draw:id="id145" presentation:style-name="a1187" draw:name="Segnaposto testo 2" svg:x="0.5122in" svg:y="2.17087in" svg:width="9.92087in" svg:height="5.3094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48" text:class-names=""><text:s text:c="1"/></text:span><text:span text:style-name="a1149" text:class-names="">[</text:span><text:span text:style-name="a1150" text:class-names="">1] SHAP library<text:s text:c="1"/></text:span><text:span text:style-name="a1151" text:class-names="">that</text:span><text:span text:style-name="a1152" text:class-names=""><text:s text:c="1"/>propose<text:s text:c="1"/></text:span><text:span text:style-name="a1153" text:class-names="">different</text:span><text:span text:style-name="a1154" text:class-names=""><text:s text:c="1"/></text:span><text:span text:style-name="a1155" text:class-names="">algorithms</text:span><text:span text:style-name="a1156" text:class-names=""><text:s text:c="1"/>to<text:s text:c="1"/></text:span><text:span text:style-name="a1157" text:class-names="">approximate</text:span><text:span text:style-name="a1158" text:class-names=""><text:s text:c="1"/>Shapley<text:s text:c="1"/></text:span><text:span text:style-name="a1159" text:class-names="">Values</text:span><text:span text:style-name="a116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63" text:class-names=""><text:s text:c="1"/></text:span><text:span text:style-name="a1164" text:class-names="">Kernel<text:s text:c="1"/></text:span><text:span text:style-name="a1165" text:class-names="">Shap (Lime [2] + Shap)<text:s text:c="1"/></text:span><text:span text:style-name="a1166" text:class-names="">is</text:span><text:span text:style-name="a1167" text:class-names=""><text:s text:c="1"/>one of<text:s text:c="1"/></text:span><text:span text:style-name="a1168" text:class-names="">those</text:span><text:span text:style-name="a1169" text:class-names=""><text:s text:c="1"/>model-</text:span><text:span text:style-name="a1170" text:class-names="">agnostic</text:span><text:span text:style-name="a1171" text:class-names=""><text:s text:c="1"/></text:span><text:span text:style-name="a1172" text:class-names="">explainers</text:span><text:span text:style-name="a1173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76" text:class-names=""><text:s text:c="1"/></text:span><text:span text:style-name="a1177" text:class-names="">Deep<text:s text:c="1"/></text:span><text:span text:style-name="a1178" text:class-names="">Shap (Deep Lift [3] + Shap)<text:s text:c="1"/></text:span><text:span text:style-name="a1179" text:class-names="">is</text:span><text:span text:style-name="a1180" text:class-names=""><text:s text:c="1"/>a model-</text:span><text:span text:style-name="a1181" text:class-names="">specific</text:span><text:span text:style-name="a1182" text:class-names=""><text:s text:c="1"/></text:span><text:span text:style-name="a1183" text:class-names="">explainer</text:span><text:span text:style-name="a1184" text:class-names=""><text:s text:c="1"/>for Deep Learning models</text:span></text:p>
              </text:list-item>
            </text:list>
          </draw:text-box>
          <svg:title/>
          <svg:desc/>
        </draw:frame>
        <presentation:notes draw:style-name="a1193">
          <draw:frame draw:id="id146" draw:style-name="a1190" draw:name="Segnaposto numero diapositiva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47" presentation:style-name="a1191" draw:name="Segnaposto immagine diapositiva 1">
            <svg:title/>
            <svg:desc/>
          </draw:page-thumbnail>
          <draw:frame draw:id="id148" presentation:style-name="a119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195" draw:master-page-name="Master2-Layout7-blank-Vuota" presentation:presentation-page-layout-name="Master2-PPL7" draw:id="Slide-261">
        <draw:frame draw:id="id149" draw:style-name="a1198" draw:name="Segnaposto numero diapositiva 3" svg:x="8.29803in" svg:y="7.93386in" svg:width="2.56811in" svg:height="0.57008in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  <draw:frame draw:id="id150" presentation:style-name="a1201" draw:name="Titolo 1" svg:x="0.55118in" svg:y="0.32953in" svg:width="9.92087in" svg:height="1.38031in" presentation:class="title" presentation:placeholder="false">
          <draw:text-box>
            <text:p text:style-name="a1200" text:class-names="" text:cond-style-name=""><text:span text:style-name="a1199" text:class-names="">SHAP Papers</text:span></text:p>
          </draw:text-box>
          <svg:title/>
          <svg:desc/>
        </draw:frame>
        <draw:frame draw:id="id151" presentation:style-name="a1244" draw:name="Segnaposto testo 2" svg:x="0.5122in" svg:y="2.17087in" svg:width="9.92087in" svg:height="5.30945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2" text:class-names=""><text:s text:c="1"/></text:span><text:span text:style-name="a1203" text:class-names="">[</text:span><text:span text:style-name="a1204" text:class-names="">4],[5] Talk<text:s text:c="1"/></text:span><text:span text:style-name="a1205" text:class-names="">about</text:span><text:span text:style-name="a1206" text:class-names=""><text:s text:c="1"/>the Tree SHAP<text:s text:c="1"/></text:span><text:span text:style-name="a1207" text:class-names="">algorithm</text:span><text:span text:style-name="a1208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1" text:class-names=""><text:s text:c="1"/></text:span><text:span text:style-name="a1212" text:class-names="">[</text:span><text:span text:style-name="a1213" text:class-names="">6] True to the model vs<text:s text:c="1"/></text:span><text:span text:style-name="a1214" text:class-names="">true</text:span><text:span text:style-name="a1215" text:class-names=""><text:s text:c="1"/>to the data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18" text:class-names=""><text:s text:c="1"/></text:span><text:span text:style-name="a1219" text:class-names="">[</text:span><text:span text:style-name="a1220" text:class-names="">7] Fast Tree SHAP a performance<text:s text:c="1"/></text:span><text:span text:style-name="a1221" text:class-names="">improvement</text:span><text:span text:style-name="a1222" text:class-names=""><text:s text:c="1"/>over the<text:s text:c="1"/></text:span><text:span text:style-name="a1223" text:class-names="">original</text:span><text:span text:style-name="a1224" text:class-names=""><text:s text:c="1"/>Tree SHAP<text:s text:c="1"/></text:span><text:span text:style-name="a1225" text:class-names="">algorithm</text:span><text:span text:style-name="a1226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29" text:class-names=""><text:s text:c="1"/></text:span><text:span text:style-name="a1230" text:class-names="">[</text:span><text:span text:style-name="a1231" text:class-names="">8] Talk<text:s text:c="1"/></text:span><text:span text:style-name="a1232" text:class-names="">about</text:span><text:span text:style-name="a1233" text:class-names=""><text:s text:c="1"/></text:span><text:span text:style-name="a1234" text:class-names="">using</text:span><text:span text:style-name="a1235" text:class-names=""><text:s text:c="1"/>SHAP<text:s text:c="1"/></text:span><text:span text:style-name="a1236" text:class-names="">as</text:span><text:span text:style-name="a1237" text:class-names=""><text:s text:c="1"/>a feature<text:s text:c="1"/></text:span><text:span text:style-name="a1238" text:class-names="">selection</text:span><text:span text:style-name="a1239" text:class-names=""><text:s text:c="1"/></text:span><text:span text:style-name="a1240" text:class-names="">method</text:span><text:span text:style-name="a1241" text:class-names=""/></text:p>
              </text:list-item>
            </text:list>
          </draw:text-box>
          <svg:title/>
          <svg:desc/>
        </draw:frame>
        <presentation:notes draw:style-name="a1250">
          <draw:frame draw:id="id152" draw:style-name="a1247" draw:name="Segnaposto numero diapositiva 6" svg:x="4.67953in" svg:y="11.10827in" svg:width="3.5878in" svg:height="0.5842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53" presentation:style-name="a1248" draw:name="Segnaposto immagine diapositiva 1">
            <svg:title/>
            <svg:desc/>
          </draw:page-thumbnail>
          <draw:frame draw:id="id154" presentation:style-name="a124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252" draw:master-page-name="Master2-Layout2-obj-Titolo-e-contenuto" presentation:presentation-page-layout-name="Master2-PPL2" draw:id="Slide-264">
        <draw:frame draw:id="id155" presentation:style-name="a1255" draw:name="Titolo 1" svg:x="0.55118in" svg:y="0.32953in" svg:width="9.92087in" svg:height="1.38031in" presentation:class="title" presentation:placeholder="false">
          <draw:text-box>
            <text:p text:style-name="a1254" text:class-names="" text:cond-style-name=""><text:span text:style-name="a1253" text:class-names="">Dataset</text:span></text:p>
          </draw:text-box>
          <svg:title/>
          <svg:desc/>
        </draw:frame>
        <draw:frame draw:id="id156" presentation:style-name="a1294" draw:name="Segnaposto contenuto 2" svg:x="0.55118in" svg:y="1.93465in" svg:width="9.92087in" svg:height="5.30945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56" text:class-names="">[9] CIC-IDS 2017<text:s text:c="1"/></text:span><text:span text:style-name="a1257" text:class-names="">is</text:span><text:span text:style-name="a1258" text:class-names=""><text:s text:c="1"/>the<text:s text:c="1"/></text:span><text:span text:style-name="a1259" text:class-names="">most</text:span><text:span text:style-name="a1260" text:class-names=""><text:s text:c="1"/></text:span><text:span text:style-name="a1261" text:class-names="">popular</text:span><text:span text:style-name="a1262" text:class-names=""><text:s text:c="1"/>of the<text:s text:c="1"/></text:span><text:span text:style-name="a1263" text:class-names="">recent</text:span><text:span text:style-name="a1264" text:class-names=""><text:s text:c="1"/>IDS datasets, with over 3000<text:s text:c="1"/></text:span><text:span text:style-name="a1265" text:class-names="">citations</text:span><text:span text:style-name="a1266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69" text:class-names="">CICFlowMeter</text:span><text:span text:style-name="a1270" text:class-names=""><text:s text:c="1"/>[10]<text:s text:c="1"/></text:span><text:span text:style-name="a1271" text:class-names="">was</text:span><text:span text:style-name="a1272" text:class-names=""><text:s text:c="1"/></text:span><text:span text:style-name="a1273" text:class-names="">used</text:span><text:span text:style-name="a1274" text:class-names=""><text:s text:c="1"/>an open-source tool for<text:s text:c="1"/></text:span><text:span text:style-name="a1275" text:class-names="">creating</text:span><text:span text:style-name="a1276" text:class-names=""><text:s text:c="1"/>flow dataset with<text:s text:c="1"/></text:span><text:span text:style-name="a1277" text:class-names="">raw</text:span><text:span text:style-name="a1278" text:class-names=""><text:s text:c="1"/>data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81" text:class-names="">They</text:span><text:span text:style-name="a1282" text:class-names=""><text:s text:c="1"/></text:span><text:span text:style-name="a1283" text:class-names="">also</text:span><text:span text:style-name="a1284" text:class-names=""><text:s text:c="1"/></text:span><text:span text:style-name="a1285" text:class-names="">relesed</text:span><text:span text:style-name="a1286" text:class-names=""><text:s text:c="1"/>the<text:s text:c="1"/></text:span><text:span text:style-name="a1287" text:class-names="">raw</text:span><text:span text:style-name="a1288" text:class-names=""><text:s text:c="1"/>data<text:s text:c="1"/></text:span><text:span text:style-name="a1289" text:class-names="">as</text:span><text:span text:style-name="a1290" text:class-names=""><text:s text:c="1"/>pcap files</text:span><text:span text:style-name="a1291" text:class-names=""/></text:p>
              </text:list-item>
            </text:list>
          </draw:text-box>
          <svg:title/>
          <svg:desc/>
        </draw:frame>
      </draw:page>
      <draw:page draw:name="Slide10" draw:style-name="a1296" draw:master-page-name="Master2-Layout2-obj-Titolo-e-contenuto" presentation:presentation-page-layout-name="Master2-PPL2" draw:id="Slide-265">
        <draw:frame draw:id="id157" presentation:style-name="a1300" draw:name="Titolo 1" svg:x="0.55118in" svg:y="0.32953in" svg:width="9.92087in" svg:height="1.38031in" presentation:class="title" presentation:placeholder="false">
          <draw:text-box>
            <text:p text:style-name="a1299" text:class-names="" text:cond-style-name=""><text:span text:style-name="a1297" text:class-names="">Dataset</text:span><text:span text:style-name="a1298" text:class-names=""/></text:p>
          </draw:text-box>
          <svg:title/>
          <svg:desc/>
        </draw:frame>
        <draw:frame draw:id="id158" presentation:style-name="a1339" draw:name="Segnaposto contenuto 2" svg:x="0.55118in" svg:y="1.93465in" svg:width="9.92087in" svg:height="5.30945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1" text:class-names="">[10] WTMC-2021 dataset fix<text:s text:c="1"/></text:span><text:span text:style-name="a1302" text:class-names="">all</text:span><text:span text:style-name="a1303" text:class-names=""><text:s text:c="1"/>the<text:s text:c="1"/></text:span><text:span text:style-name="a1304" text:class-names="">wrong</text:span><text:span text:style-name="a1305" text:class-names=""><text:s text:c="1"/>labels of CIC-IDS and<text:s text:c="1"/></text:span><text:span text:style-name="a1306" text:class-names="">CICFlowMeter</text:span><text:span text:style-name="a1307" text:class-names=""><text:s text:c="1"/>bugs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0" text:class-names="">Remove</text:span><text:span text:style-name="a1311" text:class-names=""><text:s text:c="1"/>the<text:s text:c="1"/></text:span><text:span text:style-name="a1312" text:class-names="">timeout</text:span><text:span text:style-name="a1313" text:class-names=""><text:s text:c="1"/></text:span><text:span text:style-name="a1314" text:class-names="">that</text:span><text:span text:style-name="a1315" text:class-names=""><text:s text:c="1"/>cause a flow to be<text:s text:c="1"/></text:span><text:span text:style-name="a1316" text:class-names="">truncated</text:span><text:span text:style-name="a1317" text:class-names=""><text:s text:c="1"/>by<text:s text:c="1"/></text:span><text:span text:style-name="a1318" text:class-names="">adhering</text:span><text:span text:style-name="a1319" text:class-names=""><text:s text:c="1"/>to the TCP standard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22" text:class-names="">They</text:span><text:span text:style-name="a1323" text:class-names=""><text:s text:c="1"/></text:span><text:span text:style-name="a1324" text:class-names="">provide</text:span><text:span text:style-name="a1325" text:class-names=""><text:s text:c="1"/>160 pages<text:s text:c="1"/></text:span><text:span text:style-name="a1326" text:class-names="">about</text:span><text:span text:style-name="a1327" text:class-names=""><text:s text:c="1"/></text:span><text:span text:style-name="a1328" text:class-names="">how</text:span><text:span text:style-name="a1329" text:class-names=""><text:s text:c="1"/>to make<text:s text:c="1"/></text:span><text:span text:style-name="a1330" text:class-names="">labeling</text:span><text:span text:style-name="a1331" text:class-names=""><text:s text:c="1"/>in the<text:s text:c="1"/></text:span><text:span text:style-name="a1332" text:class-names="">correct</text:span><text:span text:style-name="a1333" text:class-names=""><text:s text:c="1"/>way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</draw:page>
      <draw:page draw:name="Slide11" draw:style-name="a1341" draw:master-page-name="Master2-Layout2-obj-Titolo-e-contenuto" presentation:presentation-page-layout-name="Master2-PPL2" draw:id="Slide-266">
        <draw:frame draw:id="id159" presentation:style-name="a1345" draw:name="Titolo 1" svg:x="0.55118in" svg:y="0.32953in" svg:width="9.92087in" svg:height="1.38031in" presentation:class="title" presentation:placeholder="false">
          <draw:text-box>
            <text:p text:style-name="a1344" text:class-names="" text:cond-style-name=""><text:span text:style-name="a1342" text:class-names="">Dataset</text:span><text:span text:style-name="a1343" text:class-names=""/></text:p>
          </draw:text-box>
          <svg:title/>
          <svg:desc/>
        </draw:frame>
        <draw:frame draw:id="id160" presentation:style-name="a1396" draw:name="Segnaposto contenuto 2" svg:x="0.55118in" svg:y="1.93465in" svg:width="9.92087in" svg:height="5.30945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46" text:class-names="">[11] CRiSYS-2022<text:s text:c="1"/></text:span><text:span text:style-name="a1347" text:class-names="">another</text:span><text:span text:style-name="a1348" text:class-names=""><text:s text:c="1"/></text:span><text:span text:style-name="a1349" text:class-names="">improvement</text:span><text:span text:style-name="a1350" text:class-names=""><text:s text:c="1"/>over WTMC-2021 and<text:s text:c="1"/></text:span><text:span text:style-name="a1351" text:class-names="">CICFlowMeter</text:span><text:span text:style-name="a1352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55" text:class-names="">They</text:span><text:span text:style-name="a1356" text:class-names=""><text:s text:c="1"/></text:span><text:span text:style-name="a1357" text:class-names="">add</text:span><text:span text:style-name="a1358" text:class-names=""><text:s text:c="1"/></text:span><text:span text:style-name="a1359" text:class-names="">Port</text:span><text:span text:style-name="a1360" text:class-names=""><text:s text:c="1"/></text:span><text:span text:style-name="a1361" text:class-names="">Scan</text:span><text:span text:style-name="a1362" text:class-names=""><text:s text:c="1"/>label<text:s text:c="1"/></text:span><text:span text:style-name="a1363" text:class-names="">which</text:span><text:span text:style-name="a1364" text:class-names=""><text:s text:c="1"/></text:span><text:span text:style-name="a1365" text:class-names="">was</text:span><text:span text:style-name="a1366" text:class-names=""><text:s text:c="1"/></text:span><text:span text:style-name="a1367" text:class-names="">missing</text:span><text:span text:style-name="a1368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71" text:class-names="">They</text:span><text:span text:style-name="a1372" text:class-names=""><text:s text:c="1"/></text:span><text:span text:style-name="a1373" text:class-names="">remove</text:span><text:span text:style-name="a1374" text:class-names=""><text:s text:c="1"/></text:span><text:span text:style-name="a1375" text:class-names="">from</text:span><text:span text:style-name="a1376" text:class-names=""><text:s text:c="1"/></text:span><text:span text:style-name="a1377" text:class-names="">the</text:span><text:span text:style-name="a1378" text:class-names=""><text:s text:c="1"/></text:span><text:span text:style-name="a1379" text:class-names="">raw</text:span><text:span text:style-name="a1380" text:class-names=""><text:s text:c="1"/></text:span><text:span text:style-name="a1381" text:class-names="">data</text:span><text:span text:style-name="a1382" text:class-names=""><text:s text:c="1"/></text:span><text:span text:style-name="a1383" text:class-names="">duplicated</text:span><text:span text:style-name="a1384" text:class-names=""><text:s text:c="1"/></text:span><text:span text:style-name="a1385" text:class-names="">packets</text:span><text:span text:style-name="a1386" text:class-names=""><text:s text:c="1"/></text:span><text:span text:style-name="a1387" text:class-names="">and</text:span><text:span text:style-name="a1388" text:class-names=""><text:s text:c="1"/></text:span><text:span text:style-name="a1389" text:class-names="">sort</text:span><text:span text:style-name="a1390" text:class-names=""><text:s text:c="1"/></text:span><text:span text:style-name="a1391" text:class-names="">the<text:s text:c="1"/></text:span><text:span text:style-name="a1392" text:class-names="">packets</text:span><text:span text:style-name="a1393" text:class-names=""/></text:p>
              </text:list-item>
            </text:list>
          </draw:text-box>
          <svg:title/>
          <svg:desc/>
        </draw:frame>
      </draw:page>
      <draw:page draw:name="Slide12" draw:style-name="a1398" draw:master-page-name="Master2-Layout2-obj-Titolo-e-contenuto" presentation:presentation-page-layout-name="Master2-PPL2" draw:id="Slide-267">
        <draw:frame draw:id="id161" presentation:style-name="a1402" draw:name="Titolo 1" svg:x="0.55118in" svg:y="0.32953in" svg:width="9.92087in" svg:height="1.38031in" presentation:class="title" presentation:placeholder="false">
          <draw:text-box>
            <text:p text:style-name="a1401" text:class-names="" text:cond-style-name=""><text:span text:style-name="a1399" text:class-names="">Dataset</text:span><text:span text:style-name="a1400" text:class-names=""/></text:p>
          </draw:text-box>
          <svg:title/>
          <svg:desc/>
        </draw:frame>
        <draw:frame draw:id="id162" presentation:style-name="a1443" draw:name="Segnaposto contenuto 2" svg:x="0.55118in" svg:y="1.93465in" svg:width="9.92087in" svg:height="5.30945in" presentation:class="outline" presentation:placeholder="false">
          <draw:text-box>
            <text:list text:style-name="a1407">
              <text:list-item>
                <text:p text:style-name="a1406" text:class-names="" text:cond-style-name=""><text:span text:style-name="a1403" text:class-names="">[12] NFS-2023-nTE and NFS-2023-TE<text:s text:c="1"/></text:span><text:span text:style-name="a1404" text:class-names="">improvement</text:span><text:span text:style-name="a1405" text:class-names=""><text:s text:c="1"/>over CRiSYS-2022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08" text:class-names="">NFStream</text:span><text:span text:style-name="a1409" text:class-names=""><text:s text:c="1"/>[13]<text:s text:c="1"/></text:span><text:span text:style-name="a1410" text:class-names="">instead</text:span><text:span text:style-name="a1411" text:class-names=""><text:s text:c="1"/>of<text:s text:c="1"/></text:span><text:span text:style-name="a1412" text:class-names="">CICFlowMeter</text:span><text:span text:style-name="a1413" text:class-names=""><text:s text:c="1"/></text:span><text:span text:style-name="a1414" text:class-names="">because</text:span><text:span text:style-name="a1415" text:class-names=""><text:s text:c="1"/>of<text:s text:c="1"/></text:span><text:span text:style-name="a1416" text:class-names="">miscounted</text:span><text:span text:style-name="a1417" text:class-names=""><text:s text:c="1"/>FIN and RST flags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20" text:class-names="">NFS-2023-nTE<text:s text:c="1"/></text:span><text:span text:style-name="a1421" text:class-names="">version</text:span><text:span text:style-name="a1422" text:class-names=""><text:s text:c="1"/>with<text:s text:c="1"/></text:span><text:span text:style-name="a1423" text:class-names="">connect</text:span><text:span text:style-name="a1424" text:class-names=""><text:s text:c="1"/></text:span><text:span text:style-name="a1425" text:class-names="">timeout</text:span><text:span text:style-name="a1426" text:class-names=""><text:s text:c="1"/></text:span><text:span text:style-name="a1427" text:class-names="">as</text:span><text:span text:style-name="a1428" text:class-names=""><text:s text:c="1"/>some flow<text:s text:c="1"/></text:span><text:span text:style-name="a1429" text:class-names="">analyzer</text:span><text:span text:style-name="a1430" text:class-names=""><text:s text:c="1"/>do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33" text:class-names="">NFS-2023-TE<text:s text:c="1"/></text:span><text:span text:style-name="a1434" text:class-names="">version</text:span><text:span text:style-name="a1435" text:class-names=""><text:s text:c="1"/></text:span><text:span text:style-name="a1436" text:class-names="">that</text:span><text:span text:style-name="a1437" text:class-names=""><text:s text:c="1"/></text:span><text:span text:style-name="a1438" text:class-names="">adher</text:span><text:span text:style-name="a1439" text:class-names=""><text:s text:c="1"/>with TCP standard</text:span><text:span text:style-name="a1440" text:class-names=""/></text:p>
              </text:list-item>
            </text:list>
          </draw:text-box>
          <svg:title/>
          <svg:desc/>
        </draw:frame>
      </draw:page>
      <draw:page draw:name="Slide13" draw:style-name="a1445" draw:master-page-name="Master2-Layout2-obj-Titolo-e-contenuto" presentation:presentation-page-layout-name="Master2-PPL2" draw:id="Slide-268">
        <draw:frame draw:id="id163" presentation:style-name="a1449" draw:name="Titolo 1" svg:x="0.55118in" svg:y="0.32953in" svg:width="9.92087in" svg:height="1.38031in" presentation:class="title" presentation:placeholder="false">
          <draw:text-box>
            <text:p text:style-name="a1448" text:class-names="" text:cond-style-name=""><text:span text:style-name="a1446" text:class-names="">Dataset</text:span><text:span text:style-name="a1447" text:class-names=""/></text:p>
          </draw:text-box>
          <svg:title/>
          <svg:desc/>
        </draw:frame>
        <draw:frame draw:id="id164" presentation:style-name="a1512" draw:name="Segnaposto contenuto 2" svg:x="0.55118in" svg:y="1.93465in" svg:width="9.92087in" svg:height="5.30945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50" text:class-names="">[14]<text:s text:c="1"/></text:span><text:span text:style-name="a1451" text:class-names="">Hikari</text:span><text:span text:style-name="a1452" text:class-names=""><text:s text:c="1"/></text:span><text:span text:style-name="a1453" text:class-names="">2021</text:span><text:span text:style-name="a1454" text:class-names=""><text:s text:c="1"/></text:span><text:span text:style-name="a1455" text:class-names="">the</text:span><text:span text:style-name="a1456" text:class-names=""><text:s text:c="1"/></text:span><text:span text:style-name="a1457" text:class-names="">latest</text:span><text:span text:style-name="a1458" text:class-names=""><text:s text:c="1"/>IDS dataset<text:s text:c="1"/></text:span><text:span text:style-name="a1459" text:class-names="">inspired</text:span><text:span text:style-name="a1460" text:class-names=""><text:s text:c="1"/>by CIC-IDS 2017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63" text:class-names="">Using</text:span><text:span text:style-name="a1464" text:class-names=""><text:s text:c="1"/></text:span><text:span text:style-name="a1465" text:class-names="">Zeek</text:span><text:span text:style-name="a1466" text:class-names=""><text:s text:c="1"/></text:span><text:span text:style-name="a1467" text:class-names="">is</text:span><text:span text:style-name="a1468" text:class-names=""><text:s text:c="1"/></text:span><text:span text:style-name="a1469" text:class-names="">not</text:span><text:span text:style-name="a1470" text:class-names=""><text:s text:c="1"/></text:span><text:span text:style-name="a1471" text:class-names="">supposed</text:span><text:span text:style-name="a1472" text:class-names=""><text:s text:c="1"/>to<text:s text:c="1"/></text:span><text:span text:style-name="a1473" text:class-names="">have</text:span><text:span text:style-name="a1474" text:class-names=""><text:s text:c="1"/>the<text:s text:c="1"/></text:span><text:span text:style-name="a1475" text:class-names="">issues</text:span><text:span text:style-name="a1476" text:class-names=""><text:s text:c="1"/>of<text:s text:c="1"/></text:span><text:span text:style-name="a1477" text:class-names="">CICFlowMeter</text:span><text:span text:style-name="a1478" text:class-names=""/></text:p>
              </text:list-item>
            </text:list>
            <text:list text:style-name="a1490">
              <text:list-item>
                <text:p text:style-name="a1489" text:class-names="" text:cond-style-name=""><text:span text:style-name="a1481" text:class-names="">Less</text:span><text:span text:style-name="a1482" text:class-names=""><text:s text:c="1"/></text:span><text:span text:style-name="a1483" text:class-names="">imbalanced</text:span><text:span text:style-name="a1484" text:class-names=""><text:s text:c="1"/></text:span><text:span text:style-name="a1485" text:class-names="">than</text:span><text:span text:style-name="a1486" text:class-names=""><text:s text:c="1"/>CIC-IDS 2017, more up-to-date<text:s text:c="1"/></text:span><text:span text:style-name="a1487" text:class-names="">attacks</text:span><text:span text:style-name="a1488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491" text:class-names="">They</text:span><text:span text:style-name="a1492" text:class-names=""><text:s text:c="1"/>make use<text:s text:c="1"/></text:span><text:span text:style-name="a1493" text:class-names="">only</text:span><text:span text:style-name="a1494" text:class-names=""><text:s text:c="1"/>of<text:s text:c="1"/></text:span><text:span text:style-name="a1495" text:class-names="">cifred</text:span><text:span text:style-name="a1496" text:class-names=""><text:s text:c="1"/></text:span><text:span text:style-name="a1497" text:class-names="">traffic</text:span><text:span text:style-name="a1498" text:class-names=""><text:s text:c="1"/>and<text:s text:c="1"/></text:span><text:span text:style-name="a1499" text:class-names="">they</text:span><text:span text:style-name="a1500" text:class-names=""><text:s text:c="1"/></text:span><text:span text:style-name="a1501" text:class-names="">provide</text:span><text:span text:style-name="a1502" text:class-names=""><text:s text:c="1"/></text:span><text:span text:style-name="a1503" text:class-names="">as</text:span><text:span text:style-name="a1504" text:class-names=""><text:s text:c="1"/></text:span><text:span text:style-name="a1505" text:class-names="">well</text:span><text:span text:style-name="a1506" text:class-names=""><text:s text:c="1"/>pcap files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16" draw:style-name="a1514" draw:master-page-name="Master2-Layout2-obj-Titolo-e-contenuto" presentation:presentation-page-layout-name="Master2-PPL2" draw:id="Slide-271">
        <draw:frame draw:id="id165" presentation:style-name="a1519" draw:name="Titolo 1" svg:x="0.55118in" svg:y="0.32953in" svg:width="9.92087in" svg:height="1.38031in" presentation:class="title" presentation:placeholder="false">
          <draw:text-box>
            <text:p text:style-name="a1518" text:class-names="" text:cond-style-name=""><text:span text:style-name="a1515" text:class-names="">Issues of public datasets<text:s text:c="1"/></text:span><text:span text:style-name="a1516" text:class-names="">[15]</text:span><text:span text:style-name="a1517" text:class-names=""/></text:p>
          </draw:text-box>
          <svg:title/>
          <svg:desc/>
        </draw:frame>
        <draw:frame draw:id="id166" presentation:style-name="a1544" draw:name="Segnaposto contenuto 2" svg:x="0.55118in" svg:y="1.93465in" svg:width="9.92087in" svg:height="5.30945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0" text:class-names="">Simplification</text:span><text:span text:style-name="a1521" text:class-names=""><text:s text:c="1"/>of the data<text:s text:c="1"/></text:span><text:span text:style-name="a1522" text:class-names="">collection</text:span><text:span text:style-name="a1523" text:class-names=""><text:s text:c="1"/></text:span><text:span text:style-name="a1524" text:class-names="">environment</text:span><text:span text:style-name="a1525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Contemporaneity and effectiveness of the attack [16]⭐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Representativeness of the normal baselines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4" text:class-names="">Bugs of the feature extractor and incorrect ﬂow records<text:s text:c="1"/></text:span><text:span text:style-name="a1535" text:class-names="">⭐ ❤️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/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  <draw:frame draw:id="id167" draw:style-name="a1558" draw:name="CasellaDiTesto 6" svg:x="0.73914in" svg:y="7.36202in" svg:width="7.3194in" svg:height="0.40391in">
          <draw:text-box>
            <text:p text:style-name="a1557" text:class-names="" text:cond-style-name=""><text:span text:style-name="a1545" text:class-names="">⭐<text:s text:c="1"/></text:span><text:span text:style-name="a1546" text:class-names="">Addressed</text:span><text:span text:style-name="a1547" text:class-names=""><text:s text:c="1"/></text:span><text:span text:style-name="a1548" text:class-names="">by<text:s text:c="1"/></text:span><text:span text:style-name="a1549" text:class-names="">Hikari</text:span><text:span text:style-name="a1550" text:class-names=""><text:s text:c="1"/></text:span><text:span text:style-name="a1551" text:class-names="">❤️</text:span><text:span text:style-name="a1552" text:class-names=""><text:s text:c="1"/></text:span><text:span text:style-name="a1553" text:class-names="">Addressed</text:span><text:span text:style-name="a1554" text:class-names=""><text:s text:c="1"/>by CIC-IDS<text:s text:c="1"/></text:span><text:span text:style-name="a1555" text:class-names="">improvements</text:span><text:span text:style-name="a1556" text:class-names=""/></text:p>
          </draw:text-box>
          <svg:title/>
          <svg:desc/>
        </draw:frame>
      </draw:page>
      <draw:page draw:name="Slide17" draw:style-name="a1560" draw:master-page-name="Master2-Layout2-obj-Titolo-e-contenuto" presentation:presentation-page-layout-name="Master2-PPL2" draw:id="Slide-272">
        <draw:frame draw:id="id168" presentation:style-name="a1565" draw:name="Titolo 1" svg:x="0.55118in" svg:y="0.32953in" svg:width="9.92087in" svg:height="1.38031in" presentation:class="title" presentation:placeholder="false">
          <draw:text-box>
            <text:p text:style-name="a1564" text:class-names="" text:cond-style-name=""><text:span text:style-name="a1561" text:class-names="">Issues of public datasets<text:s text:c="1"/></text:span><text:span text:style-name="a1562" text:class-names="">[15]</text:span><text:span text:style-name="a1563" text:class-names=""/></text:p>
          </draw:text-box>
          <svg:title/>
          <svg:desc/>
        </draw:frame>
        <draw:frame draw:id="id169" presentation:style-name="a1580" draw:name="Segnaposto contenuto 2" svg:x="0.55118in" svg:y="1.93465in" svg:width="9.92087in" svg:height="5.30945in" presentation:class="outline" presentation:placeholder="false">
          <draw:text-box>
            <text:list text:style-name="a1570">
              <text:list-item>
                <text:p text:style-name="a1569" text:class-names="" text:cond-style-name=""><text:span text:style-name="a1566" text:class-names="">Data<text:s text:c="1"/></text:span><text:span text:style-name="a1567" text:class-names="">Labeling</text:span><text:span text:style-name="a1568" text:class-names=""><text:s text:c="1"/>⭐ ❤️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1" text:class-names="">Class<text:s text:c="1"/></text:span><text:span text:style-name="a1572" text:class-names="">imbalance</text:span><text:span text:style-name="a1573" text:class-names=""><text:s text:c="1"/>⭐</text:span><text:span text:style-name="a1574" text:class-names=""/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/></text:p>
              </text:list-item>
            </text:list>
          </draw:text-box>
          <svg:title/>
          <svg:desc/>
        </draw:frame>
        <draw:frame draw:id="id170" draw:style-name="a1591" draw:name="CasellaDiTesto 6" svg:x="0.73914in" svg:y="7.36202in" svg:width="7.3194in" svg:height="0.40391in">
          <draw:text-box>
            <text:p text:style-name="a1590" text:class-names="" text:cond-style-name=""><text:span text:style-name="a1581" text:class-names="">⭐<text:s text:c="1"/></text:span><text:span text:style-name="a1582" text:class-names="">Addressed</text:span><text:span text:style-name="a1583" text:class-names=""><text:s text:c="1"/>by<text:s text:c="1"/></text:span><text:span text:style-name="a1584" text:class-names="">Hikari</text:span><text:span text:style-name="a1585" text:class-names=""><text:s text:c="1"/>❤️<text:s text:c="1"/></text:span><text:span text:style-name="a1586" text:class-names="">Addressed</text:span><text:span text:style-name="a1587" text:class-names=""><text:s text:c="1"/>by CIC-IDS<text:s text:c="1"/></text:span><text:span text:style-name="a1588" text:class-names="">improvements</text:span><text:span text:style-name="a1589" text:class-names=""/></text:p>
          </draw:text-box>
          <svg:title/>
          <svg:desc/>
        </draw:frame>
      </draw:page>
      <draw:page draw:name="Slide18" draw:style-name="a1593" draw:master-page-name="Master2-Layout2-obj-Titolo-e-contenuto" presentation:presentation-page-layout-name="Master2-PPL2" draw:id="Slide-273">
        <draw:frame draw:id="id171" presentation:style-name="a1599" draw:name="Titolo 1" svg:x="0.55118in" svg:y="0.32953in" svg:width="9.92087in" svg:height="1.38031in" presentation:class="title" presentation:placeholder="false">
          <draw:text-box>
            <text:p text:style-name="a1598" text:class-names="" text:cond-style-name=""><text:span text:style-name="a1594" text:class-names="">Bad</text:span><text:span text:style-name="a1595" text:class-names=""><text:s text:c="1"/>practice<text:s text:c="1"/></text:span><text:span text:style-name="a1596" text:class-names="">[15]</text:span><text:span text:style-name="a1597" text:class-names=""/></text:p>
          </draw:text-box>
          <svg:title/>
          <svg:desc/>
        </draw:frame>
        <draw:frame draw:id="id172" presentation:style-name="a1624" draw:name="Segnaposto contenuto 2" svg:x="0.55118in" svg:y="1.93465in" svg:width="9.92087in" svg:height="5.30945in" presentation:class="outline" presentation:placeholder="false">
          <draw:text-box>
            <text:list text:style-name="a1602">
              <text:list-item>
                <text:p text:style-name="a1601" text:class-names="" text:cond-style-name=""><text:span text:style-name="a1600" text:class-names="">Attack-revealing features and ease of detection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3" text:class-names="">Data<text:s text:c="1"/></text:span><text:span text:style-name="a1604" text:class-names="">partitioning</text:span><text:span text:style-name="a1605" text:class-names=""/></text:p>
              </text:list-item>
            </text:list>
            <text:list text:style-name="a1613">
              <text:list-item>
                <text:p text:style-name="a1612" text:class-names="" text:cond-style-name=""><text:span text:style-name="a1608" text:class-names="">Unmotivated</text:span><text:span text:style-name="a1609" text:class-names=""><text:s text:c="1"/></text:span><text:span text:style-name="a1610" text:class-names="">complexity</text:span><text:span text:style-name="a1611" text:class-names=""><text:s text:c="1"/>[17]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4" text:class-names="">Use of the evaluation metrics</text:span><text:span text:style-name="a1615" text:class-names=""/></text:p>
              </text:list-item>
            </text:list>
            <text:list text:style-name="a1623">
              <text:list-item>
                <text:p text:style-name="a1622" text:class-names="" text:cond-style-name=""><text:span text:style-name="a1618" text:class-names="">Lack</text:span><text:span text:style-name="a1619" text:class-names=""><text:s text:c="1"/>of<text:s text:c="1"/></text:span><text:span text:style-name="a1620" text:class-names="">transferability</text:span><text:span text:style-name="a1621" text:class-names=""/></text:p>
              </text:list-item>
            </text:list>
          </draw:text-box>
          <svg:title/>
          <svg:desc/>
        </draw:frame>
      </draw:page>
      <draw:page draw:name="Slide19" draw:style-name="a1626" draw:master-page-name="Master2-Layout2-obj-Titolo-e-contenuto" presentation:presentation-page-layout-name="Master2-PPL2" draw:id="Slide-274">
        <draw:frame draw:id="id173" presentation:style-name="a1633" draw:name="Titolo 1" svg:x="0.55118in" svg:y="0.32953in" svg:width="9.92087in" svg:height="1.38031in" presentation:class="title" presentation:placeholder="false">
          <draw:text-box>
            <text:p text:style-name="a1632" text:class-names="" text:cond-style-name=""><text:span text:style-name="a1627" text:class-names="">Zero day<text:s text:c="1"/></text:span><text:span text:style-name="a1628" text:class-names="">attacks</text:span><text:span text:style-name="a1629" text:class-names=""><text:s text:c="1"/></text:span><text:span text:style-name="a1630" text:class-names="">[17]</text:span><text:span text:style-name="a1631" text:class-names=""/></text:p>
          </draw:text-box>
          <svg:title/>
          <svg:desc/>
        </draw:frame>
        <draw:frame draw:id="id174" presentation:style-name="a1662" draw:name="Segnaposto contenuto 2" svg:x="0.55118in" svg:y="1.93465in" svg:width="9.92087in" svg:height="5.30945in" presentation:class="outline" presentation:placeholder="false">
          <draw:text-box>
            <text:list text:style-name="a1648">
              <text:list-item>
                <text:p text:style-name="a1647" text:class-names="" text:cond-style-name=""><text:span text:style-name="a1634" text:class-names="">Zero days<text:s text:c="1"/></text:span><text:span text:style-name="a1635" text:class-names="">attacks</text:span><text:span text:style-name="a1636" text:class-names=""><text:s text:c="1"/>are<text:s text:c="1"/></text:span><text:span text:style-name="a1637" text:class-names="">unseen</text:span><text:span text:style-name="a1638" text:class-names=""><text:s text:c="1"/></text:span><text:span text:style-name="a1639" text:class-names="">attacks</text:span><text:span text:style-name="a1640" text:class-names=""><text:s text:c="1"/></text:span><text:span text:style-name="a1641" text:class-names="">which</text:span><text:span text:style-name="a1642" text:class-names=""><text:s text:c="1"/></text:span><text:span text:style-name="a1643" text:class-names="">only</text:span><text:span text:style-name="a1644" text:class-names=""><text:s text:c="1"/>ML model can<text:s text:c="1"/></text:span><text:span text:style-name="a1645" text:class-names="">detect</text:span><text:span text:style-name="a1646" text:class-names=""/></text:p>
              </text:list-item>
            </text:list>
            <text:list text:style-name="a1661">
              <text:list-item>
                <text:p text:style-name="a1660" text:class-names="" text:cond-style-name=""><text:span text:style-name="a1649" text:class-names="">[18] Using<text:s text:c="1"/></text:span><text:span text:style-name="a1650" text:class-names="">Hikari</text:span><text:span text:style-name="a1651" text:class-names=""><text:s text:c="1"/></text:span><text:span text:style-name="a1652" text:class-names="">they</text:span><text:span text:style-name="a1653" text:class-names=""><text:s text:c="1"/>test<text:s text:c="1"/></text:span><text:span text:style-name="a1654" text:class-names="">how</text:span><text:span text:style-name="a1655" text:class-names=""><text:s text:c="1"/></text:span><text:span text:style-name="a1656" text:class-names="">different</text:span><text:span text:style-name="a1657" text:class-names=""><text:s text:c="1"/>models deal with zero day<text:s text:c="1"/></text:span><text:span text:style-name="a1658" text:class-names="">attacks</text:span><text:span text:style-name="a1659" text:class-names=""/></text:p>
              </text:list-item>
            </text:list>
          </draw:text-box>
          <svg:title/>
          <svg:desc/>
        </draw:frame>
      </draw:page>
      <draw:page draw:name="Slide20" draw:style-name="a1664" draw:master-page-name="Master2-Layout7-blank-Vuota" presentation:presentation-page-layout-name="Master2-PPL7" draw:id="Slide-275">
        <draw:frame draw:id="id175" draw:style-name="a1668" draw:name="Segnaposto contenuto 2" svg:x="0.55118in" svg:y="0.38462in" svg:width="9.92087in" svg:height="6.85948in">
          <draw:text-box>
            <text:list text:style-name="a1667">
              <text:list-item>
                <text:p text:style-name="a1666" text:class-names="" text:cond-style-name=""><text:span text:style-name="a166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2" style:display-name="Titolo e contenuto">
      <presentation:placeholder presentation:object="title" svg:x="0.31496in" svg:y="1.88976in" svg:width="9.76339in" svg:height="1.95394in"/>
      <presentation:placeholder presentation:object="object" svg:x="4.40984in" svg:y="4.21535in" svg:width="5.6689in" svg:height="1.06024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4" style:display-name="Due contenuti">
      <presentation:placeholder presentation:object="title" svg:x="0.31496in" svg:y="1.88976in" svg:width="9.76339in" svg:height="1.95394in"/>
      <presentation:placeholder presentation:object="object" svg:x="4.40972in" svg:y="4.21528in" svg:width="2.75in" svg:height="1.06076in"/>
      <presentation:placeholder presentation:object="object" svg:x="7.32639in" svg:y="4.21528in" svg:width="2.75174in" svg:height="1.06076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6" style:display-name="Solo titolo">
      <presentation:placeholder presentation:object="title" svg:x="0.31496in" svg:y="1.88976in" svg:width="9.76339in" svg:height="1.95394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7" style:display-name="Vuota"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10" style:display-name="Titolo e testo verticale">
      <presentation:placeholder presentation:object="title" svg:x="0.31496in" svg:y="1.88976in" svg:width="9.76339in" svg:height="1.95394in"/>
      <presentation:placeholder presentation:object="outline" svg:x="4.40984in" svg:y="4.21535in" svg:width="5.6689in" svg:height="1.06024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1-PPL11" style:display-name="Titolo e testo verticale">
      <presentation:placeholder presentation:object="title" svg:x="7.63715in" svg:y="1.89063in" svg:width="2.44097in" svg:height="3.38542in"/>
      <presentation:placeholder presentation:object="outline" svg:x="0.31424in" svg:y="1.89063in" svg:width="7.15625in" svg:height="3.38542in"/>
      <presentation:placeholder presentation:object="date-time" svg:x="0in" svg:y="7.87402in" svg:width="2.56811in" svg:height="0.25512in"/>
      <presentation:placeholder presentation:object="footer" svg:x="3.77008in" svg:y="7.87402in" svg:width="3.49409in" svg:height="0.18858in"/>
      <presentation:placeholder presentation:object="page-number" svg:x="10.15748in" svg:y="7.91339in" svg:width="0.70866in" svg:height="0.31496in"/>
    </style:presentation-page-layout>
    <style:presentation-page-layout style:name="Master2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5.3094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31076in"/>
      <presentation:placeholder presentation:object="object" svg:x="5.59375in" svg:y="1.93403in" svg:width="4.87847in" svg:height="5.31076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6" style:display-name="Solo titolo">
      <presentation:placeholder presentation:object="title" svg:x="0.55118in" svg:y="0.32953in" svg:width="9.92087in" svg:height="1.38031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7" style:display-name="Vuota"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30945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presentation-page-layout style:name="Master2-PPL11" style:display-name="Titolo e testo verticale">
      <presentation:placeholder presentation:object="title" svg:x="7.99306in" svg:y="0.32986in" svg:width="2.47917in" svg:height="6.91493in"/>
      <presentation:placeholder presentation:object="outline" svg:x="0.55035in" svg:y="0.32986in" svg:width="7.27604in" svg:height="6.91493in"/>
      <presentation:placeholder presentation:object="date-time" svg:x="0.03031in" svg:y="7.95276in" svg:width="2.56811in" svg:height="0.57008in"/>
      <presentation:placeholder presentation:object="footer" svg:x="3.77008in" svg:y="7.95276in" svg:width="3.49409in" svg:height="0.57008in"/>
      <presentation:placeholder presentation:object="page-number" svg:x="8.29803in" svg:y="7.93386in" svg:width="2.56811in" svg:height="0.57008in"/>
    </style:presentation-page-layout>
    <style:style style:family="table-cell" style:name="a1080">
      <style:table-cell-properties/>
    </style:style>
    <style:style style:family="table-cell" style:name="a1081">
      <style:table-cell-properties/>
    </style:style>
    <style:style style:family="table-cell" style:name="a1082">
      <style:table-cell-properties/>
    </style:style>
    <style:style style:family="table-cell" style:name="a1083">
      <style:table-cell-properties/>
    </style:style>
    <style:style style:family="table-cell" style:name="a1079">
      <style:table-cell-properties/>
    </style:style>
    <style:style style:family="table-cell" style:name="a1084">
      <style:table-cell-properties/>
    </style:style>
    <style:style style:family="table-cell" style:name="a1085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444" xlink:href="media/image1.jpg" xlink:show="embed" xlink:actuate="onLoad"/>
    <draw:fill-image draw:name="a756" xlink:href="media/image1.jpg" xlink:show="embed" xlink:actuate="onLoad"/>
    <draw:fill-image draw:name="a1397" xlink:href="media/image1.jpg" xlink:show="embed" xlink:actuate="onLoad"/>
    <draw:fill-image draw:name="a660" xlink:href="media/image1.jpg" xlink:show="embed" xlink:actuate="onLoad"/>
    <draw:fill-image draw:name="a1100" xlink:href="media/image1.jpg" xlink:show="embed" xlink:actuate="onLoad"/>
    <draw:fill-image draw:name="a439" xlink:href="media/image2.jpg" xlink:show="embed" xlink:actuate="onLoad"/>
    <draw:fill-image draw:name="a292" xlink:href="media/image2.jpg" xlink:show="embed" xlink:actuate="onLoad"/>
    <draw:fill-image draw:name="a323" xlink:href="media/image2.jpg" xlink:show="embed" xlink:actuate="onLoad"/>
    <draw:fill-image draw:name="a1194" xlink:href="media/image1.jpg" xlink:show="embed" xlink:actuate="onLoad"/>
    <draw:fill-image draw:name="a1019" xlink:href="media/image1.jpg" xlink:show="embed" xlink:actuate="onLoad"/>
    <draw:fill-image draw:name="a856" xlink:href="media/image1.jpg" xlink:show="embed" xlink:actuate="onLoad"/>
    <draw:fill-image draw:name="a533" xlink:href="media/image1.jpg" xlink:show="embed" xlink:actuate="onLoad"/>
    <draw:fill-image draw:name="a486" xlink:href="media/image2.jpg" xlink:show="embed" xlink:actuate="onLoad"/>
    <draw:fill-image draw:name="a162" xlink:href="media/image2.jpg" xlink:show="embed" xlink:actuate="onLoad"/>
    <draw:fill-image draw:name="a81" xlink:href="media/image2.jpg" xlink:show="embed" xlink:actuate="onLoad"/>
    <draw:fill-image draw:name="a695" xlink:href="media/image1.jpg" xlink:show="embed" xlink:actuate="onLoad"/>
    <draw:fill-image draw:name="a1086" xlink:href="media/image2.jpg" xlink:show="embed" xlink:actuate="onLoad"/>
    <draw:fill-image draw:name="a972" xlink:href="media/image1.jpg" xlink:show="embed" xlink:actuate="onLoad"/>
    <draw:fill-image draw:name="a351" xlink:href="media/image2.jpg" xlink:show="embed" xlink:actuate="onLoad"/>
    <draw:fill-image draw:name="a1663" xlink:href="media/image1.jpg" xlink:show="embed" xlink:actuate="onLoad"/>
    <draw:fill-image draw:name="a401" xlink:href="media/image2.jpg" xlink:show="embed" xlink:actuate="onLoad"/>
    <draw:fill-image draw:name="a127" xlink:href="media/image2.jpg" xlink:show="embed" xlink:actuate="onLoad"/>
    <draw:fill-image draw:name="a1340" xlink:href="media/image1.jpg" xlink:show="embed" xlink:actuate="onLoad"/>
    <draw:fill-image draw:name="a1592" xlink:href="media/image1.jpg" xlink:show="embed" xlink:actuate="onLoad"/>
    <draw:fill-image draw:name="a580" xlink:href="media/image1.jpg" xlink:show="embed" xlink:actuate="onLoad"/>
    <draw:fill-image draw:name="a1295" xlink:href="media/image1.jpg" xlink:show="embed" xlink:actuate="onLoad"/>
    <draw:fill-image draw:name="a884" xlink:href="media/image1.jpg" xlink:show="embed" xlink:actuate="onLoad"/>
    <draw:fill-image draw:name="a934" xlink:href="media/image1.jpg" xlink:show="embed" xlink:actuate="onLoad"/>
    <draw:fill-image draw:name="a47" xlink:href="media/image2.jpg" xlink:show="embed" xlink:actuate="onLoad"/>
    <draw:fill-image draw:name="a1251" xlink:href="media/image1.jpg" xlink:show="embed" xlink:actuate="onLoad"/>
    <draw:fill-image draw:name="a0" xlink:href="media/image2.jpg" xlink:show="embed" xlink:actuate="onLoad"/>
    <draw:fill-image draw:name="a1625" xlink:href="media/image1.jpg" xlink:show="embed" xlink:actuate="onLoad"/>
    <draw:fill-image draw:name="a614" xlink:href="media/image1.jpg" xlink:show="embed" xlink:actuate="onLoad"/>
    <draw:fill-image draw:name="a1559" xlink:href="media/image1.jpg" xlink:show="embed" xlink:actuate="onLoad"/>
    <draw:fill-image draw:name="a223" xlink:href="media/image2.jpg" xlink:show="embed" xlink:actuate="onLoad"/>
    <draw:fill-image draw:name="a1140" xlink:href="media/image1.jpg" xlink:show="embed" xlink:actuate="onLoad"/>
    <draw:fill-image draw:name="a1513" xlink:href="media/image1.jpg" xlink:show="embed" xlink:actuate="onLoad"/>
    <draw:fill-image draw:name="a825" xlink:href="media/image1.jpg" xlink:show="embed" xlink:actuate="onLoad"/>
    <table:table-template table:name="{34E7774A-30A5-4396-A5F3-B04CB70DD27B}">
      <table:first-row table:style-name="a1082" table:paragraph-style-name=""/>
      <table:last-row table:style-name="a1083" table:paragraph-style-name=""/>
      <table:first-column table:style-name="a1084" table:paragraph-style-name=""/>
      <table:last-column table:style-name="a1085" table:paragraph-style-name=""/>
      <table:body table:style-name="a1079" table:paragraph-style-name=""/>
      <table:odd-rows table:style-name="a1081" table:paragraph-style-name=""/>
      <table:odd-columns table:style-name="a1080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bitmap" draw:fill-image-name="a1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5">
      <style:graphic-properties draw:fill="none" draw:stroke="non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bitmap" draw:fill-image-name="a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draw:fill="none" draw:stroke="non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bitmap" draw:fill-image-name="a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bitmap" draw:fill-image-name="a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bitmap" draw:fill-image-name="a8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draw:fill="none" draw:stroke="non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tb-rl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draw:fill="none" draw:stroke="non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5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bitmap" draw:fill-image-name="a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Nature_Illustration" style:page-layout-name="pageLayout1" draw:style-name="a1">
      <draw:frame draw:id="id0" presentation:style-name="a4" draw:name="Segnaposto titolo 1" svg:x="0.31496in" svg:y="1.88976in" svg:width="9.76339in" svg:height="1.9539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Segnaposto testo 2" svg:x="4.40984in" svg:y="4.21535in" svg:width="5.6689in" svg:height="1.0602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in" svg:y="7.87402in" svg:width="2.56811in" svg:height="0.25512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7.87402in" svg:width="3.49409in" svg:height="0.1885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10.15748in" svg:y="7.91339in" svg:width="0.70866in" svg:height="0.3149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1" presentation:style-name="a51" draw:name="Tito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9" text:class-names="">Fare clic per modificare lo stile del titolo dello schema</text:span></text:p>
        </draw:text-box>
        <svg:title/>
        <svg:desc/>
      </draw:frame>
      <draw:frame draw:id="id12" presentation:style-name="a54" draw:name="Sottotitolo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2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in" svg:y="7.87402in" svg:width="2.56811in" svg:height="0.25512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Segnaposto piè di pagina 4" svg:x="3.77008in" svg:y="7.87402in" svg:width="3.49409in" svg:height="0.1885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10.15748in" svg:y="7.91339in" svg:width="0.70866in" svg:height="0.31496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2">
      <draw:frame draw:id="id16" presentation:style-name="a85" draw:name="Titolo 1" svg:x="0.31496in" svg:y="1.88976in" svg:width="9.76339in" svg:height="1.95394in" presentation:class="title" presentation:placeholder="false">
        <draw:text-box>
          <text:p text:style-name="a84" text:class-names="" text:cond-style-name=""><text:span text:style-name="a83" text:class-names="">Fare clic per modificare lo stile del titolo dello schema</text:span></text:p>
        </draw:text-box>
        <svg:title/>
        <svg:desc/>
      </draw:frame>
      <draw:frame draw:id="id17" presentation:style-name="a100" draw:name="Segnaposto contenuto 2" svg:x="4.40984in" svg:y="4.21535in" svg:width="5.6689in" svg:height="1.06024in" presentation:class="object" presentation:placeholder="false">
        <draw:text-box>
          <text:p text:style-name="a87" text:class-names="" text:cond-style-name=""><text:span text:style-name="a86" text:class-names="">Fare clic per modificare gli stili del testo dello schema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o livello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in" svg:y="7.87402in" svg:width="2.56811in" svg:height="0.25512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Segnaposto piè di pagina 4" svg:x="3.77008in" svg:y="7.87402in" svg:width="3.49409in" svg:height="0.1885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10.15748in" svg:y="7.91339in" svg:width="0.70866in" svg:height="0.31496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8">
      <draw:frame draw:id="id21" presentation:style-name="a131" draw:name="Titolo 1" svg:x="0.75174in" svg:y="2.06076in" svg:width="9.50868in" svg:height="3.43924in" presentation:class="title" presentation:placeholder="false">
        <draw:text-box>
          <text:p text:style-name="a130" text:class-names="" text:cond-style-name=""><text:span text:style-name="a129" text:class-names="">Fare clic per modificare lo stile del titolo dello schema</text:span></text:p>
        </draw:text-box>
        <svg:title/>
        <svg:desc/>
      </draw:frame>
      <draw:frame draw:id="id22" presentation:style-name="a135" draw:name="Segnaposto testo 2" svg:x="0.75174in" svg:y="5.53299in" svg:width="9.50868in" svg:height="1.8072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in" svg:y="7.87402in" svg:width="2.56811in" svg:height="0.25512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Segnaposto piè di pagina 4" svg:x="3.77008in" svg:y="7.87402in" svg:width="3.49409in" svg:height="0.1885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10.15748in" svg:y="7.91339in" svg:width="0.70866in" svg:height="0.31496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3">
      <draw:frame draw:id="id26" presentation:style-name="a166" draw:name="Titolo 1" svg:x="0.31496in" svg:y="1.88976in" svg:width="9.76339in" svg:height="1.95394in" presentation:class="title" presentation:placeholder="false">
        <draw:text-box>
          <text:p text:style-name="a165" text:class-names="" text:cond-style-name=""><text:span text:style-name="a164" text:class-names="">Fare clic per modificare lo stile del titolo dello schema</text:span></text:p>
        </draw:text-box>
        <svg:title/>
        <svg:desc/>
      </draw:frame>
      <draw:frame draw:id="id27" presentation:style-name="a181" draw:name="Segnaposto contenuto 2" svg:x="4.40972in" svg:y="4.21528in" svg:width="2.75in" svg:height="1.06076in" presentation:class="object" presentation:placeholder="false">
        <draw:text-box>
          <text:p text:style-name="a168" text:class-names="" text:cond-style-name=""><text:span text:style-name="a167" text:class-names="">Fare clic per modificare gli stili del testo dello schema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o livello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Segnaposto contenuto 3" svg:x="7.32639in" svg:y="4.21528in" svg:width="2.75174in" svg:height="1.06076in" presentation:class="object" presentation:placeholder="false">
        <draw:text-box>
          <text:p text:style-name="a183" text:class-names="" text:cond-style-name=""><text:span text:style-name="a182" text:class-names="">Fare clic per modificare gli stili del testo dello schema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o livello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in" svg:y="7.87402in" svg:width="2.56811in" svg:height="0.25512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Segnaposto piè di pagina 5" svg:x="3.77008in" svg:y="7.87402in" svg:width="3.49409in" svg:height="0.1885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10.15748in" svg:y="7.91339in" svg:width="0.70866in" svg:height="0.31496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4">
      <draw:frame draw:id="id32" presentation:style-name="a227" draw:name="Titolo 1" svg:x="0.75868in" svg:y="0.44097in" svg:width="9.50868in" svg:height="1.59722in" presentation:class="title" presentation:placeholder="false">
        <draw:text-box>
          <text:p text:style-name="a226" text:class-names="" text:cond-style-name=""><text:span text:style-name="a225" text:class-names="">Fare clic per modificare lo stile del titolo dello schema</text:span></text:p>
        </draw:text-box>
        <svg:title/>
        <svg:desc/>
      </draw:frame>
      <draw:frame draw:id="id33" presentation:style-name="a231" draw:name="Segnaposto testo 2" svg:x="0.75868in" svg:y="2.02604in" svg:width="4.66493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46" draw:name="Segnaposto contenuto 3" svg:x="0.75868in" svg:y="3.0191in" svg:width="4.66493in" svg:height="4.44271in" presentation:class="object" presentation:placeholder="false">
        <draw:text-box>
          <text:p text:style-name="a233" text:class-names="" text:cond-style-name=""><text:span text:style-name="a232" text:class-names="">Fare clic per modificare gli stili del testo dello schema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o livello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Segnaposto testo 4" svg:x="5.5816in" svg:y="2.02604in" svg:width="4.68576in" svg:height="0.99306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65" draw:name="Segnaposto contenuto 5" svg:x="5.5816in" svg:y="3.0191in" svg:width="4.68576in" svg:height="4.44271in" presentation:class="object" presentation:placeholder="false">
        <draw:text-box>
          <text:p text:style-name="a252" text:class-names="" text:cond-style-name=""><text:span text:style-name="a251" text:class-names="">Fare clic per modificare gli stili del testo dello schema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o livello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in" svg:y="7.87402in" svg:width="2.56811in" svg:height="0.25512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Segnaposto piè di pagina 7" svg:x="3.77008in" svg:y="7.87402in" svg:width="3.49409in" svg:height="0.1885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10.15748in" svg:y="7.91339in" svg:width="0.70866in" svg:height="0.31496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3">
      <draw:frame draw:id="id40" presentation:style-name="a296" draw:name="Titolo 1" svg:x="0.31496in" svg:y="1.88976in" svg:width="9.76339in" svg:height="1.95394in" presentation:class="title" presentation:placeholder="false">
        <draw:text-box>
          <text:p text:style-name="a295" text:class-names="" text:cond-style-name=""><text:span text:style-name="a294" text:class-names="">Fare clic per modificare lo stile del titolo dello schema</text:span></text:p>
        </draw:text-box>
        <svg:title/>
        <svg:desc/>
      </draw:frame>
      <draw:frame draw:id="id41" presentation:style-name="a299" draw:name="Segnaposto data 2" svg:x="0in" svg:y="7.87402in" svg:width="2.56811in" svg:height="0.25512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Segnaposto piè di pagina 3" svg:x="3.77008in" svg:y="7.87402in" svg:width="3.49409in" svg:height="0.1885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10.15748in" svg:y="7.91339in" svg:width="0.70866in" svg:height="0.31496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4">
      <draw:frame draw:id="id44" presentation:style-name="a327" draw:name="Segnaposto data 1" svg:x="0in" svg:y="7.87402in" svg:width="2.56811in" svg:height="0.25512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Segnaposto piè di pagina 2" svg:x="3.77008in" svg:y="7.87402in" svg:width="3.49409in" svg:height="0.1885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10.15748in" svg:y="7.91339in" svg:width="0.70866in" svg:height="0.31496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2">
      <draw:frame draw:id="id47" presentation:style-name="a355" draw:name="Titolo 1" svg:x="0.75868in" svg:y="0.55035in" svg:width="3.55556in" svg:height="1.93056in" presentation:class="title" presentation:placeholder="false">
        <draw:text-box>
          <text:p text:style-name="a354" text:class-names="" text:cond-style-name=""><text:span text:style-name="a353" text:class-names="">Fare clic per modificare lo stile del titolo dello schema</text:span></text:p>
        </draw:text-box>
        <svg:title/>
        <svg:desc/>
      </draw:frame>
      <draw:frame draw:id="id48" presentation:style-name="a370" draw:name="Segnaposto contenuto 2" svg:x="4.6875in" svg:y="1.19097in" svg:width="5.57986in" svg:height="5.875in" presentation:class="object" presentation:placeholder="false">
        <draw:text-box>
          <text:p text:style-name="a357" text:class-names="" text:cond-style-name=""><text:span text:style-name="a356" text:class-names="">Fare clic per modificare gli stili del testo dello schema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o livello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Segnaposto testo 3" svg:x="0.75868in" svg:y="2.4809in" svg:width="3.55556in" svg:height="4.593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in" svg:y="7.87402in" svg:width="2.56811in" svg:height="0.25512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Segnaposto piè di pagina 5" svg:x="3.77008in" svg:y="7.87402in" svg:width="3.49409in" svg:height="0.1885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10.15748in" svg:y="7.91339in" svg:width="0.70866in" svg:height="0.31496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2">
      <draw:frame draw:id="id53" presentation:style-name="a405" draw:name="Titolo 1" svg:x="0.75868in" svg:y="0.55035in" svg:width="3.55556in" svg:height="1.93056in" presentation:class="title" presentation:placeholder="false">
        <draw:text-box>
          <text:p text:style-name="a404" text:class-names="" text:cond-style-name=""><text:span text:style-name="a403" text:class-names="">Fare clic per modificare lo stile del titolo dello schema</text:span></text:p>
        </draw:text-box>
        <svg:title/>
        <svg:desc/>
      </draw:frame>
      <draw:frame draw:id="id54" presentation:style-name="a408" draw:name="Segnaposto immagine 2" svg:x="4.6875in" svg:y="1.19097in" svg:width="5.57986in" svg:height="5.875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Segnaposto testo 3" svg:x="0.75868in" svg:y="2.4809in" svg:width="3.55556in" svg:height="4.5937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in" svg:y="7.87402in" svg:width="2.56811in" svg:height="0.25512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Segnaposto piè di pagina 5" svg:x="3.77008in" svg:y="7.87402in" svg:width="3.49409in" svg:height="0.1885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10.15748in" svg:y="7.91339in" svg:width="0.70866in" svg:height="0.31496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40">
      <draw:frame draw:id="id59" presentation:style-name="a443" draw:name="Titolo 1" svg:x="0.31496in" svg:y="1.88976in" svg:width="9.76339in" svg:height="1.95394in" presentation:class="title" presentation:placeholder="false">
        <draw:text-box>
          <text:p text:style-name="a442" text:class-names="" text:cond-style-name=""><text:span text:style-name="a441" text:class-names="">Fare clic per modificare lo stile del titolo dello schema</text:span></text:p>
        </draw:text-box>
        <svg:title/>
        <svg:desc/>
      </draw:frame>
      <draw:frame draw:id="id60" presentation:style-name="a459" draw:name="Segnaposto testo verticale 2" svg:x="4.40984in" svg:y="4.21535in" svg:width="5.6689in" svg:height="1.0602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Fare clic per modificare gli stili del testo dello schema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o livello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in" svg:y="7.87402in" svg:width="2.56811in" svg:height="0.25512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Segnaposto piè di pagina 4" svg:x="3.77008in" svg:y="7.87402in" svg:width="3.49409in" svg:height="0.1885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10.15748in" svg:y="7.91339in" svg:width="0.70866in" svg:height="0.31496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7">
      <draw:frame draw:id="id64" presentation:style-name="a490" draw:name="Titolo verticale 1" svg:x="7.63715in" svg:y="1.89063in" svg:width="2.44097in" svg:height="3.38542in" presentation:class="title" presentation:placeholder="false">
        <draw:text-box>
          <text:p text:style-name="a489" text:class-names="" text:cond-style-name=""><text:span text:style-name="a488" text:class-names="">Fare clic per modificare lo stile del titolo dello schema</text:span></text:p>
        </draw:text-box>
        <svg:title/>
        <svg:desc/>
      </draw:frame>
      <draw:frame draw:id="id65" presentation:style-name="a506" draw:name="Segnaposto testo verticale 2" svg:x="0.31424in" svg:y="1.89063in" svg:width="7.15625in" svg:height="3.38542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Fare clic per modificare gli stili del testo dello schema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condo livello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in" svg:y="7.87402in" svg:width="2.56811in" svg:height="0.25512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Segnaposto piè di pagina 4" svg:x="3.77008in" svg:y="7.87402in" svg:width="3.49409in" svg:height="0.1885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10.15748in" svg:y="7.91339in" svg:width="0.70866in" svg:height="0.31496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Nature_Illustration1" style:page-layout-name="pageLayout1" draw:style-name="a534">
      <draw:frame draw:id="id69" presentation:style-name="a537" draw:name="Segnaposto titolo 1" svg:x="0.55118in" svg:y="0.32953in" svg:width="9.92087in" svg:height="1.38031in" presentation:class="title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53" draw:name="Segnaposto testo 2" svg:x="0.55118in" svg:y="1.93465in" svg:width="9.92087in" svg:height="5.30945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Fare clic per modificare gli stili del testo dello schema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o livello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6" draw:name="Segnaposto data 3" svg:x="0.03031in" svg:y="7.95276in" svg:width="2.56811in" svg:height="0.5700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2" presentation:style-name="a559" draw:name="Segnaposto piè di pagina 4" svg:x="3.77008in" svg:y="7.95276in" svg:width="3.49409in" svg:height="0.5700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73" presentation:style-name="a562" draw:name="Segnaposto numero diapositiva 5" svg:x="8.29803in" svg:y="7.93386in" svg:width="2.56811in" svg:height="0.57008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1">
      <draw:frame draw:id="id74" presentation:style-name="a584" draw:name="Titolo 1" svg:x="1.37847in" svg:y="1.35243in" svg:width="8.26736in" svg:height="2.87847in" presentation:class="title" presentation:placeholder="false">
        <draw:text-box>
          <text:p text:style-name="a583" text:class-names="" text:cond-style-name=""><text:span text:style-name="a582" text:class-names="">Fare clic per modificare lo stile del titolo dello schema</text:span></text:p>
        </draw:text-box>
        <svg:title/>
        <svg:desc/>
      </draw:frame>
      <draw:frame draw:id="id75" presentation:style-name="a587" draw:name="Sottotitolo 2" svg:x="1.37847in" svg:y="4.34201in" svg:width="8.26736in" svg:height="1.99653in" presentation:class="subtitle" presentation:placeholder="false">
        <draw:text-box>
          <text:p text:style-name="a586" text:class-names="" text:cond-style-name=""><text:span text:style-name="a585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03031in" svg:y="7.95276in" svg:width="2.56811in" svg:height="0.57008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Segnaposto piè di pagina 4" svg:x="3.77008in" svg:y="7.95276in" svg:width="3.49409in" svg:height="0.5700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8.29803in" svg:y="7.93386in" svg:width="2.56811in" svg:height="0.5700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5">
      <draw:frame draw:id="id79" presentation:style-name="a618" draw:name="Titolo 1" svg:x="0.55118in" svg:y="0.32953in" svg:width="9.92087in" svg:height="1.38031in" presentation:class="title" presentation:placeholder="false">
        <draw:text-box>
          <text:p text:style-name="a617" text:class-names="" text:cond-style-name=""><text:span text:style-name="a616" text:class-names="">Fare clic per modificare lo stile del titolo dello schema</text:span></text:p>
        </draw:text-box>
        <svg:title/>
        <svg:desc/>
      </draw:frame>
      <draw:frame draw:id="id80" presentation:style-name="a633" draw:name="Segnaposto contenuto 2" svg:x="0.55118in" svg:y="1.93465in" svg:width="9.92087in" svg:height="5.30945in" presentation:class="object" presentation:placeholder="false">
        <draw:text-box>
          <text:p text:style-name="a620" text:class-names="" text:cond-style-name=""><text:span text:style-name="a619" text:class-names="">Fare clic per modificare gli stili del testo dello schema</text:span></text:p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o livello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03031in" svg:y="7.95276in" svg:width="2.56811in" svg:height="0.57008in" presentation:class="date-tim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82" presentation:style-name="a639" draw:name="Segnaposto piè di pagina 4" svg:x="3.77008in" svg:y="7.95276in" svg:width="3.49409in" svg:height="0.5700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8.29803in" svg:y="7.93386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1">
      <draw:frame draw:id="id84" presentation:style-name="a664" draw:name="Titolo 1" svg:x="0.75174in" svg:y="2.06076in" svg:width="9.50868in" svg:height="3.43924in" presentation:class="title" presentation:placeholder="false">
        <draw:text-box>
          <text:p text:style-name="a663" text:class-names="" text:cond-style-name=""><text:span text:style-name="a662" text:class-names="">Fare clic per modificare lo stile del titolo dello schema</text:span></text:p>
        </draw:text-box>
        <svg:title/>
        <svg:desc/>
      </draw:frame>
      <draw:frame draw:id="id85" presentation:style-name="a668" draw:name="Segnaposto testo 2" svg:x="0.75174in" svg:y="5.53299in" svg:width="9.50868in" svg:height="1.80729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03031in" svg:y="7.95276in" svg:width="2.56811in" svg:height="0.57008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7" presentation:style-name="a674" draw:name="Segnaposto piè di pagina 4" svg:x="3.77008in" svg:y="7.95276in" svg:width="3.49409in" svg:height="0.5700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8.29803in" svg:y="7.93386in" svg:width="2.56811in" svg:height="0.5700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6">
      <draw:frame draw:id="id89" presentation:style-name="a699" draw:name="Titolo 1" svg:x="0.55118in" svg:y="0.32953in" svg:width="9.92087in" svg:height="1.38031in" presentation:class="title" presentation:placeholder="false">
        <draw:text-box>
          <text:p text:style-name="a698" text:class-names="" text:cond-style-name=""><text:span text:style-name="a697" text:class-names="">Fare clic per modificare lo stile del titolo dello schema</text:span></text:p>
        </draw:text-box>
        <svg:title/>
        <svg:desc/>
      </draw:frame>
      <draw:frame draw:id="id90" presentation:style-name="a714" draw:name="Segnaposto contenuto 2" svg:x="0.55035in" svg:y="1.93403in" svg:width="4.87674in" svg:height="5.31076in" presentation:class="object" presentation:placeholder="false">
        <draw:text-box>
          <text:p text:style-name="a701" text:class-names="" text:cond-style-name=""><text:span text:style-name="a700" text:class-names="">Fare clic per modificare gli stili del testo dello schema</text:span></text:p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o livello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9" draw:name="Segnaposto contenuto 3" svg:x="5.59375in" svg:y="1.93403in" svg:width="4.87847in" svg:height="5.31076in" presentation:class="object" presentation:placeholder="false">
        <draw:text-box>
          <text:p text:style-name="a716" text:class-names="" text:cond-style-name=""><text:span text:style-name="a715" text:class-names="">Fare clic per modificare gli stili del testo dello schema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o livello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03031in" svg:y="7.95276in" svg:width="2.56811in" svg:height="0.57008in" presentation:class="date-tim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93" presentation:style-name="a735" draw:name="Segnaposto piè di pagina 5" svg:x="3.77008in" svg:y="7.95276in" svg:width="3.49409in" svg:height="0.5700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8.29803in" svg:y="7.93386in" svg:width="2.56811in" svg:height="0.5700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7">
      <draw:frame draw:id="id95" presentation:style-name="a760" draw:name="Titolo 1" svg:x="0.75868in" svg:y="0.44097in" svg:width="9.50868in" svg:height="1.59722in" presentation:class="title" presentation:placeholder="false">
        <draw:text-box>
          <text:p text:style-name="a759" text:class-names="" text:cond-style-name=""><text:span text:style-name="a758" text:class-names="">Fare clic per modificare lo stile del titolo dello schema</text:span></text:p>
        </draw:text-box>
        <svg:title/>
        <svg:desc/>
      </draw:frame>
      <draw:frame draw:id="id96" presentation:style-name="a764" draw:name="Segnaposto testo 2" svg:x="0.75868in" svg:y="2.02604in" svg:width="4.66493in" svg:height="0.99306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Fare clic per modificare gli stili del testo dello schema</text:span></text:p>
            </text:list-item>
          </text:list>
        </draw:text-box>
        <svg:title/>
        <svg:desc/>
      </draw:frame>
      <draw:frame draw:id="id97" presentation:style-name="a779" draw:name="Segnaposto contenuto 3" svg:x="0.75868in" svg:y="3.0191in" svg:width="4.66493in" svg:height="4.44271in" presentation:class="object" presentation:placeholder="false">
        <draw:text-box>
          <text:p text:style-name="a766" text:class-names="" text:cond-style-name=""><text:span text:style-name="a765" text:class-names="">Fare clic per modificare gli stili del testo dello schema</text:span></text:p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Secondo livello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3" draw:name="Segnaposto testo 4" svg:x="5.5816in" svg:y="2.02604in" svg:width="4.68576in" svg:height="0.99306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798" draw:name="Segnaposto contenuto 5" svg:x="5.5816in" svg:y="3.0191in" svg:width="4.68576in" svg:height="4.44271in" presentation:class="object" presentation:placeholder="false">
        <draw:text-box>
          <text:p text:style-name="a785" text:class-names="" text:cond-style-name=""><text:span text:style-name="a784" text:class-names="">Fare clic per modificare gli stili del testo dello schema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o livello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03031in" svg:y="7.95276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Segnaposto piè di pagina 7" svg:x="3.77008in" svg:y="7.95276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8.29803in" svg:y="7.93386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6">
      <draw:frame draw:id="id103" presentation:style-name="a829" draw:name="Tito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7" text:class-names="">Fare clic per modificare lo stile del titolo dello schema</text:span></text:p>
        </draw:text-box>
        <svg:title/>
        <svg:desc/>
      </draw:frame>
      <draw:frame draw:id="id104" presentation:style-name="a832" draw:name="Segnaposto data 2" svg:x="0.03031in" svg:y="7.95276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Segnaposto piè di pagina 3" svg:x="3.77008in" svg:y="7.95276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8.29803in" svg:y="7.93386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7">
      <draw:frame draw:id="id107" presentation:style-name="a860" draw:name="Segnaposto data 1" svg:x="0.03031in" svg:y="7.95276in" svg:width="2.56811in" svg:height="0.57008in" presentation:class="date-time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08" presentation:style-name="a863" draw:name="Segnaposto piè di pagina 2" svg:x="3.77008in" svg:y="7.95276in" svg:width="3.49409in" svg:height="0.5700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8.29803in" svg:y="7.93386in" svg:width="2.56811in" svg:height="0.5700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5">
      <draw:frame draw:id="id110" presentation:style-name="a888" draw:name="Titolo 1" svg:x="0.75868in" svg:y="0.55035in" svg:width="3.55556in" svg:height="1.93056in" presentation:class="title" presentation:placeholder="false">
        <draw:text-box>
          <text:p text:style-name="a887" text:class-names="" text:cond-style-name=""><text:span text:style-name="a886" text:class-names="">Fare clic per modificare lo stile del titolo dello schema</text:span></text:p>
        </draw:text-box>
        <svg:title/>
        <svg:desc/>
      </draw:frame>
      <draw:frame draw:id="id111" presentation:style-name="a903" draw:name="Segnaposto contenuto 2" svg:x="4.6875in" svg:y="1.19097in" svg:width="5.57986in" svg:height="5.875in" presentation:class="object" presentation:placeholder="false">
        <draw:text-box>
          <text:p text:style-name="a890" text:class-names="" text:cond-style-name=""><text:span text:style-name="a889" text:class-names="">Fare clic per modificare gli stili del testo dello schema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Secondo livello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Segnaposto tes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Fare clic per modificare gli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03031in" svg:y="7.95276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Segnaposto piè di pagina 5" svg:x="3.77008in" svg:y="7.95276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8.29803in" svg:y="7.93386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5">
      <draw:frame draw:id="id116" presentation:style-name="a938" draw:name="Tito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6" text:class-names="">Fare clic per modificare lo stile del titolo dello schema</text:span></text:p>
        </draw:text-box>
        <svg:title/>
        <svg:desc/>
      </draw:frame>
      <draw:frame draw:id="id117" presentation:style-name="a941" draw:name="Segnaposto immagine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Segnaposto tes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03031in" svg:y="7.95276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Segnaposto piè di pagina 5" svg:x="3.77008in" svg:y="7.95276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8.29803in" svg:y="7.93386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3">
      <draw:frame draw:id="id122" presentation:style-name="a976" draw:name="Tito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4" text:class-names="">Fare clic per modificare lo stile del titolo dello schema</text:span></text:p>
        </draw:text-box>
        <svg:title/>
        <svg:desc/>
      </draw:frame>
      <draw:frame draw:id="id123" presentation:style-name="a992" draw:name="Segnaposto testo verticale 2" svg:x="0.55118in" svg:y="1.93465in" svg:width="9.92087in" svg:height="5.30945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Fare clic per modificare gli stili del testo dello schema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condo livello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list text:style-name="a991">
                            <text:list-item>
                              <text:p text:style-name="a990" text:class-names="" text:cond-style-name=""><text:span text:style-name="a98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03031in" svg:y="7.95276in" svg:width="2.56811in" svg:height="0.57008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25" presentation:style-name="a998" draw:name="Segnaposto piè di pagina 4" svg:x="3.77008in" svg:y="7.95276in" svg:width="3.49409in" svg:height="0.5700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8.29803in" svg:y="7.93386in" svg:width="2.56811in" svg:height="0.5700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20">
      <draw:frame draw:id="id127" presentation:style-name="a1023" draw:name="Titolo verticale 1" svg:x="7.99306in" svg:y="0.32986in" svg:width="2.47917in" svg:height="6.91493in" presentation:class="title" presentation:placeholder="false">
        <draw:text-box>
          <text:p text:style-name="a1022" text:class-names="" text:cond-style-name=""><text:span text:style-name="a1021" text:class-names="">Fare clic per modificare lo stile del titolo dello schema</text:span></text:p>
        </draw:text-box>
        <svg:title/>
        <svg:desc/>
      </draw:frame>
      <draw:frame draw:id="id128" presentation:style-name="a1039" draw:name="Segnaposto testo verticale 2" svg:x="0.55035in" svg:y="0.32986in" svg:width="7.27604in" svg:height="6.91493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Fare clic per modificare gli stili del testo dello schema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Secondo livello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03031in" svg:y="7.95276in" svg:width="2.56811in" svg:height="0.57008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30" presentation:style-name="a1045" draw:name="Segnaposto piè di pagina 4" svg:x="3.77008in" svg:y="7.95276in" svg:width="3.49409in" svg:height="0.5700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8.29803in" svg:y="7.93386in" svg:width="2.56811in" svg:height="0.5700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6">
      <draw:frame draw:id="id132" presentation:style-name="a1069" draw:name="Segnaposto intestazione 1" svg:x="0in" svg:y="0in" svg:width="3.5878in" svg:height="0.58425in" presentation:class="header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133" presentation:style-name="a1072" draw:name="Segnaposto data 2" svg:x="4.67953in" svg:y="0in" svg:width="3.5878in" svg:height="0.58425in" presentation:class="date-time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134" presentation:style-name="a1075" draw:name="Segnaposto piè di pagina 3" svg:x="0in" svg:y="11.10827in" svg:width="3.5878in" svg:height="0.58425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35" presentation:style-name="a1078" draw:name="Segnaposto numero diapositiva 4" svg:x="4.67953in" svg:y="11.10827in" svg:width="3.5878in" svg:height="0.58425in" presentation:class="page-number" presentation:placeholder="false">
        <draw:text-box>
          <text:p text:style-name="a1077" text:class-names="" text:cond-style-name=""><text:span text:style-name="a107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Nature Illustration</dc:title>
    <dc:creator>Ludovico Toscano</dc:creator>
    <meta:creation-date>2024-02-06T15:52:00Z</meta:creation-date>
    <dc:date>2024-02-14T16:14:11Z</dc:date>
    <meta:editing-cycles>18</meta:editing-cycles>
    <meta:editing-duration>PT31639S</meta:editing-duration>
    <meta:document-statistic meta:paragraph-count="63" meta:word-count="482"/>
  </office:meta>
</office:document-meta>
</file>